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b9a4" officeooo:paragraph-rsid="0016b9a4"/>
    </style:style>
    <style:style style:name="P2" style:family="paragraph" style:parent-style-name="Standard">
      <style:text-properties officeooo:rsid="0016b9a4" officeooo:paragraph-rsid="001848f5"/>
    </style:style>
    <style:style style:name="P3" style:family="paragraph" style:parent-style-name="Standard">
      <style:text-properties fo:font-size="14pt" fo:font-weight="bold" officeooo:rsid="0016b9a4" officeooo:paragraph-rsid="0016b9a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848f5" officeooo:paragraph-rsid="001848f5"/>
    </style:style>
    <style:style style:name="P5" style:family="paragraph" style:parent-style-name="Standard" style:list-style-name="L1">
      <style:text-properties officeooo:rsid="0016b9a4" officeooo:paragraph-rsid="0016b9a4"/>
    </style:style>
    <style:style style:name="P6" style:family="paragraph" style:parent-style-name="Standard" style:list-style-name="L2">
      <style:text-properties officeooo:rsid="0016b9a4" officeooo:paragraph-rsid="0016b9a4"/>
    </style:style>
    <style:style style:name="P7" style:family="paragraph" style:parent-style-name="Standard" style:list-style-name="L3">
      <style:text-properties officeooo:rsid="0016b9a4" officeooo:paragraph-rsid="0016b9a4"/>
    </style:style>
    <style:style style:name="P8" style:family="paragraph" style:parent-style-name="Standard" style:list-style-name="L4">
      <style:text-properties officeooo:rsid="0016b9a4" officeooo:paragraph-rsid="0016b9a4"/>
    </style:style>
    <style:style style:name="P9" style:family="paragraph" style:parent-style-name="Standard" style:list-style-name="L5">
      <style:text-properties officeooo:rsid="0016b9a4" officeooo:paragraph-rsid="0016b9a4"/>
    </style:style>
    <style:style style:name="P10" style:family="paragraph" style:parent-style-name="Standard" style:list-style-name="L6">
      <style:text-properties officeooo:rsid="0016b9a4" officeooo:paragraph-rsid="0016b9a4"/>
    </style:style>
    <style:style style:name="P11" style:family="paragraph" style:parent-style-name="Standard" style:list-style-name="L7">
      <style:text-properties officeooo:rsid="001848f5" officeooo:paragraph-rsid="001848f5"/>
    </style:style>
    <style:style style:name="P12" style:family="paragraph" style:parent-style-name="Standard" style:list-style-name="L8">
      <style:text-properties officeooo:rsid="001848f5" officeooo:paragraph-rsid="001848f5"/>
    </style:style>
    <style:style style:name="P13" style:family="paragraph" style:parent-style-name="Standard">
      <style:text-properties officeooo:rsid="001848f5" officeooo:paragraph-rsid="001848f5"/>
    </style:style>
    <style:style style:name="P14" style:family="paragraph" style:parent-style-name="Standard">
      <style:text-properties officeooo:rsid="0019f047" officeooo:paragraph-rsid="0019f047"/>
    </style:style>
    <style:style style:name="P15" style:family="paragraph" style:parent-style-name="Standard" style:list-style-name="L9">
      <style:text-properties officeooo:rsid="0019f047" officeooo:paragraph-rsid="0019f047"/>
    </style:style>
    <style:style style:name="P16" style:family="paragraph" style:parent-style-name="Standard">
      <style:text-properties officeooo:rsid="001a87dc" officeooo:paragraph-rsid="001a87dc"/>
    </style:style>
    <style:style style:name="P17" style:family="paragraph" style:parent-style-name="Standard" style:list-style-name="L10">
      <style:text-properties officeooo:rsid="001a87dc" officeooo:paragraph-rsid="001a87dc"/>
    </style:style>
    <style:style style:name="P18" style:family="paragraph" style:parent-style-name="Standard" style:list-style-name="L11">
      <style:text-properties officeooo:rsid="001b5765" officeooo:paragraph-rsid="001b5765"/>
    </style:style>
    <style:style style:name="P19" style:family="paragraph" style:parent-style-name="Standard">
      <style:text-properties officeooo:rsid="001b5765" officeooo:paragraph-rsid="001b5765"/>
    </style:style>
    <style:style style:name="P20" style:family="paragraph" style:parent-style-name="Standard">
      <style:text-properties officeooo:rsid="001d3f89" officeooo:paragraph-rsid="001d3f89"/>
    </style:style>
    <style:style style:name="P21" style:family="paragraph" style:parent-style-name="Standard">
      <style:text-properties fo:font-weight="bold" officeooo:rsid="001d3f89" officeooo:paragraph-rsid="001d3f89" style:font-weight-asian="bold" style:font-weight-complex="bold"/>
    </style:style>
    <style:style style:name="P22" style:family="paragraph" style:parent-style-name="Standard">
      <style:text-properties fo:font-weight="bold" officeooo:rsid="0019f047" officeooo:paragraph-rsid="0019f047" style:font-weight-asian="bold" style:font-weight-complex="bold"/>
    </style:style>
    <style:style style:name="T1" style:family="text">
      <style:text-properties officeooo:rsid="001848f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le consists of the code used to configure NAT </text:p>
      <text:p text:style-name="P1"/>
      <text:list xml:id="list3981168276" text:style-name="L1">
        <text:list-header>
          <text:p text:style-name="P5"/>
        </text:list-header>
        <text:list-item>
          <text:p text:style-name="P5">Creating Namespaces </text:p>
        </text:list-item>
      </text:list>
      <text:p text:style-name="P1"/>
      <text:p text:style-name="P1">ip netns add client1</text:p>
      <text:p text:style-name="P1">ip netns add client2</text:p>
      <text:p text:style-name="P1">ip netns add router</text:p>
      <text:p text:style-name="P1">ip netns list</text:p>
      <text:p text:style-name="P1"/>
      <text:p text:style-name="P1"/>
      <text:list xml:id="list3025489548" text:style-name="L2">
        <text:list-item>
          <text:p text:style-name="P6">Adding interfaces</text:p>
        </text:list-item>
      </text:list>
      <text:p text:style-name="P1"/>
      <text:p text:style-name="P1">ip link add peer0 type veth peer name eth0</text:p>
      <text:p text:style-name="P1">ip link set peer0 netns client1</text:p>
      <text:p text:style-name="P1">ip link set eth0 netns router</text:p>
      <text:p text:style-name="P1"/>
      <text:p text:style-name="P1">ip link add peer1 type veth peer name eth1</text:p>
      <text:p text:style-name="P1">ip link set peer1 netns client2</text:p>
      <text:p text:style-name="P1">ip link set eth1 netns router</text:p>
      <text:p text:style-name="P1"/>
      <text:p text:style-name="P1"/>
      <text:list xml:id="list1189460542" text:style-name="L3">
        <text:list-item>
          <text:p text:style-name="P7">Set up IP address and loopback address</text:p>
        </text:list-item>
      </text:list>
      <text:p text:style-name="P1"/>
      <text:p text:style-name="P1">ip netns exec router ip addr add 192.168.10.1/24 dev eth0</text:p>
      <text:p text:style-name="P1">ip netns exec router ip addr add 192.168.10.2/24 dev eth1</text:p>
      <text:p text:style-name="P1"/>
      <text:p text:style-name="P1">ip netns exec client1 ip addr add 192.168.10.3/24 dev peer0</text:p>
      <text:p text:style-name="P1"/>
      <text:p text:style-name="P1">ip netns exec client2 ip addr add 192.168.10.4/24 dev peer1</text:p>
      <text:p text:style-name="P1"/>
      <text:p text:style-name="P1">ip netns exec router ip link set lo up</text:p>
      <text:p text:style-name="P1">ip netns exec router ip link set eth0 up</text:p>
      <text:p text:style-name="P1">ip netns exec router ip link set eth1 up</text:p>
      <text:p text:style-name="P1"/>
      <text:p text:style-name="P1">ip netns exec client1 ip link set lo up</text:p>
      <text:p text:style-name="P1">ip netns exec client1 ip link set peer0 up</text:p>
      <text:p text:style-name="P1">ip netns exec client2 ip link set lo up</text:p>
      <text:p text:style-name="P1">ip netns exec client2 ip link set peer1 up</text:p>
      <text:p text:style-name="P1"/>
      <text:p text:style-name="P1"/>
      <text:list xml:id="list2117060888" text:style-name="L4">
        <text:list-item>
          <text:p text:style-name="P8">Add default route and enable IP forwarding</text:p>
        </text:list-item>
      </text:list>
      <text:p text:style-name="P1"/>
      <text:p text:style-name="P1">ip netns exec client1 ip route add default via 192.168.10.1</text:p>
      <text:p text:style-name="P1">ip netns exec client2 ip route add default via 192.168.10.2</text:p>
      <text:p text:style-name="P1"/>
      <text:p text:style-name="P1">ip netns exec router sysctl -w net.ipv4.ip_forward=1</text:p>
      <text:p text:style-name="P1"/>
      <text:p text:style-name="P1"/>
      <text:p text:style-name="P1"/>
      <text:p text:style-name="P1"/>
      <text:p text:style-name="P1"/>
      <text:list xml:id="list2908309846" text:style-name="L5">
        <text:list-item>
          <text:p text:style-name="P9"><text:soft-page-break/>Add external interface and set up IP addresses</text:p>
        </text:list-item>
      </text:list>
      <text:p text:style-name="P1"/>
      <text:p text:style-name="P1">ip link add eth-ext type veth peer name eth-ext-host</text:p>
      <text:p text:style-name="P1">ip link set eth-ext netns router</text:p>
      <text:p text:style-name="P1">ip netns exec router ip address add 203.0.113.1/24 dev eth-ext</text:p>
      <text:p text:style-name="P1">ip netns exec router ip link set eth-ext up</text:p>
      <text:p text:style-name="P1"/>
      <text:p text:style-name="P1">ip address add 203.0.113.2/24 dev eth-ext-host</text:p>
      <text:p text:style-name="P1">ip link set eth-ext-host up</text:p>
      <text:p text:style-name="P1"/>
      <text:p text:style-name="P1"/>
      <text:list xml:id="list3723375691" text:style-name="L6">
        <text:list-item>
          <text:p text:style-name="P10">Configuring NAT</text:p>
        </text:list-item>
      </text:list>
      <text:p text:style-name="P1"/>
      <text:p text:style-name="P1">ip netns exec router iptables -t nat -A POSTROUTING -o eth-ext -j MASQUERADE</text:p>
      <text:p text:style-name="P1"/>
      <text:p text:style-name="P1">ip netns exec router iptables -A FORWARD -i eth-ext -o eth0 -m state --state RELATED,ESTABLISHED -j ACCEPT</text:p>
      <text:p text:style-name="P1">ip netns exec router iptables -A FORWARD -i eth0 -o eth-ext -j ACCEPT</text:p>
      <text:p text:style-name="P1"/>
      <text:p text:style-name="P2">ip netns exec router iptables -A FORWARD -i eth-ext -o eth<text:span text:style-name="T1">1</text:span> -m state --state RELATED,ESTABLISHED -j ACCEPT</text:p>
      <text:p text:style-name="P2">ip netns exec router iptables -A FORWARD -i eth<text:span text:style-name="T1">1</text:span> -o eth-ext -j ACCEPT</text:p>
      <text:p text:style-name="P2"/>
      <text:p text:style-name="P2">ip netns exec router iptables -A FORWARD -i eth0 -o eth1 -j ACCEPT</text:p>
      <text:p text:style-name="P2">ip netns exec router iptables -A FORWARD -i eth1 -o eth0 -m state --state RELATED,ESTABLISHED -j ACCEPT</text:p>
      <text:p text:style-name="P2"/>
      <text:p text:style-name="P2"/>
      <text:list xml:id="list3920375279" text:style-name="L7">
        <text:list-item>
          <text:p text:style-name="P11">Checking firewall rules</text:p>
        </text:list-item>
      </text:list>
      <text:p text:style-name="P4"/>
      <text:p text:style-name="P4">ip netns exec router iptables -L -v</text:p>
      <text:p text:style-name="P4"/>
      <text:p text:style-name="P4"/>
      <text:list xml:id="list3098368857" text:style-name="L8">
        <text:list-item>
          <text:p text:style-name="P12">Testing connectivity </text:p>
        </text:list-item>
      </text:list>
      <text:p text:style-name="P4"/>
      <text:p text:style-name="P4">ip netns exec client1 ping -c 4 203.0.113.2 (external network interface)</text:p>
      <text:p text:style-name="P4"/>
      <text:p text:style-name="P4"/>
      <text:p text:style-name="P14"/>
      <text:p text:style-name="P14"/>
      <text:p text:style-name="P22">Port forwarding: </text:p>
      <text:p text:style-name="P22"/>
      <text:p text:style-name="P14">client1# ip netns exec client1 python3 -m http.server 8080</text:p>
      <text:p text:style-name="P14">client1# ip netns exec client1 curl <text:a xlink:type="simple" xlink:href="http://192.168.10.3:8080/" text:style-name="Internet_20_link" text:visited-style-name="Visited_20_Internet_20_Link">http://192.168.10.3:8080</text:a></text:p>
      <text:p text:style-name="P14"/>
      <text:p text:style-name="P14"/>
      <text:p text:style-name="P14">router# ip netns exec router curl <text:a xlink:type="simple" xlink:href="http://192.168.10.3:8080/" text:style-name="Internet_20_link" text:visited-style-name="Visited_20_Internet_20_Link">http://192.168.10.3:8080</text:a></text:p>
      <text:p text:style-name="P14">router# ip netns exec router nano /etc/sysctl.conf</text:p>
      <text:p text:style-name="P14">router# sysctl -p</text:p>
      <text:p text:style-name="P14">router# sysctl –system</text:p>
      <text:p text:style-name="P14"/>
      <text:p text:style-name="P14"/>
      <text:list xml:id="list3911182567" text:style-name="L9">
        <text:list-item>
          <text:p text:style-name="P15"><text:soft-page-break/>Adding rules </text:p>
          <text:p text:style-name="P15"/>
        </text:list-item>
      </text:list>
      <text:p text:style-name="P16">router# <text:s text:c="4"/>ip netns exec router iptables -t nat -A PREROUTING -p tcp -d 203.0.113.1 --dport 80 -j DNAT --to-destination 192.168.10.3:8080</text:p>
      <text:p text:style-name="P16">router# ip netns exec router iptables -A FORWARD -p tcp -d 192.168.10.3 --dport 8080 -j ACCEPT</text:p>
      <text:p text:style-name="P16">router# ip netns exec router iptables -A FORWARD -m state --state ESTABLISHED,RELATED -j ACCEPT</text:p>
      <text:p text:style-name="P14"/>
      <text:list xml:id="list1612911568" text:style-name="L10">
        <text:list-item>
          <text:p text:style-name="P17">Verify rules</text:p>
        </text:list-item>
      </text:list>
      <text:p text:style-name="P16"/>
      <text:p text:style-name="P16">router# ip netns exec router iptables -t nat -L -v</text:p>
      <text:p text:style-name="P16">router# ip netns exec router iptables -L FORWARD -v</text:p>
      <text:p text:style-name="P16"/>
      <text:list xml:id="list215477519" text:style-name="L11">
        <text:list-item>
          <text:p text:style-name="P18">Verify port forwarding</text:p>
        </text:list-item>
      </text:list>
      <text:p text:style-name="P19"/>
      <text:p text:style-name="P19"><text:s text:c="3"/>curl <text:a xlink:type="simple" xlink:href="http://192.168.10.3:8080/" text:style-name="Internet_20_link" text:visited-style-name="Visited_20_Internet_20_Link">http://192.168.10.3:8080</text:a></text:p>
      <text:p text:style-name="P19"><text:s text:c="3"/>curl <text:a xlink:type="simple" xlink:href="http://203.0.113.1:8080/" text:style-name="Internet_20_link" text:visited-style-name="Visited_20_Internet_20_Link">http://203.0.113.1:8080</text:a></text:p>
      <text:p text:style-name="P19"/>
      <text:p text:style-name="P19"/>
      <text:p text:style-name="P19"/>
      <text:p text:style-name="P21">Restricting outbound traffic:</text:p>
      <text:p text:style-name="P20"/>
      <text:p text:style-name="P20">ip netns exec client1 iptables -P OUTPUT DROP</text:p>
      <text:p text:style-name="P20">ip netns exec client1 iptables -A OUTPUT -m state --state ESTABLISHED,RELATED -j ACCEPT</text:p>
      <text:p text:style-name="P20">ip netns exec client1 iptables -A OUTPUT -p tcp --dport 80 -j ACCEPT</text:p>
      <text:p text:style-name="P20">ip netns exec client1 iptables -A OUTPUT -p tcp --dport 443 -j ACCEPT</text:p>
      <text:p text:style-name="P20">ip netns exec client1 iptables -L -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6:21.014691489</meta:creation-date>
    <dc:date>2024-10-06T00:43:52.711214136</dc:date>
    <meta:editing-duration>PT27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73" meta:word-count="594" meta:character-count="3364" meta:non-whitespace-character-count="2849"/>
  </office:meta>
</office:document-meta>
</file>